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20000016000001B2000001D4A109384160D077F6.svm" manifest:media-type=""/>
  <manifest:file-entry manifest:full-path="Pictures/2000001D00000236000002134D0E1406CDC7E631.svm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051f3a" officeooo:paragraph-rsid="00051f3a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officeooo:rsid="000653ad" officeooo:paragraph-rsid="000653ad" style:font-size-asian="9.60000038146973pt" style:font-size-complex="11pt"/>
    </style:style>
    <style:style style:name="P3" style:family="paragraph" style:parent-style-name="Standard" style:list-style-name="L1">
      <style:paragraph-properties style:writing-mode="lr-tb"/>
      <style:text-properties style:font-name="Carlito" fo:font-size="11pt" fo:language="ru" fo:country="RU" officeooo:rsid="000653ad" officeooo:paragraph-rsid="000653ad" style:font-size-asian="9.60000038146973pt" style:font-size-complex="11pt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officeooo:rsid="000653ad" officeooo:paragraph-rsid="0009fa1d" style:font-size-asian="9.60000038146973pt" style:font-size-complex="11pt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officeooo:rsid="000e2aff" officeooo:paragraph-rsid="000e2aff" style:font-size-asian="9.60000038146973pt" style:font-size-complex="11pt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officeooo:rsid="000818e9" officeooo:paragraph-rsid="000818e9" style:font-size-asian="9.60000038146973pt" style:font-size-complex="11pt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officeooo:rsid="0009fa1d" officeooo:paragraph-rsid="0009fa1d" style:font-size-asian="9.60000038146973pt" style:font-size-complex="11pt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officeooo:rsid="000b2397" officeooo:paragraph-rsid="000b2397" style:font-size-asian="9.60000038146973pt" style:font-size-complex="11pt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officeooo:rsid="000b79ab" officeooo:paragraph-rsid="000b79ab" style:font-size-asian="9.60000038146973pt" style:font-size-complex="11pt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18e9"/>
    </style:style>
    <style:style style:name="T3" style:family="text">
      <style:text-properties fo:language="en" fo:country="US" officeooo:rsid="0009fa1d"/>
    </style:style>
    <style:style style:name="T4" style:family="text">
      <style:text-properties officeooo:rsid="000818e9"/>
    </style:style>
    <style:style style:name="T5" style:family="text">
      <style:text-properties officeooo:rsid="0009fa1d"/>
    </style:style>
    <style:style style:name="T6" style:family="text">
      <style:text-properties officeooo:rsid="000b79ab"/>
    </style:style>
    <style:style style:name="T7" style:family="text">
      <style:text-properties fo:color="#ff0000"/>
    </style:style>
    <style:style style:name="T8" style:family="text">
      <style:text-properties officeooo:rsid="000d94f7"/>
    </style:style>
    <style:style style:name="T9" style:family="text">
      <style:text-properties officeooo:rsid="000e2a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hatch" draw:fill-color="#729fcf" draw:fill-hatch-name="Hatching_20_2" draw:textarea-horizontal-align="justify" draw:textarea-vertical-align="middle" draw:auto-grow-height="false" fo:min-height="0.9264in" fo:min-width="0.03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8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Symmetric_20_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hatch" draw:fill-color="#729fcf" draw:fill-hatch-name="Hatching_20_3" draw:textarea-horizontal-align="justify" draw:textarea-vertical-align="middle" draw:auto-grow-height="false" fo:min-height="0.9264in" fo:min-width="0.03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 2</text:p>
      <text:p text:style-name="P1">МКТ идеального газа. Давление идеального газа. Вывод основного уравнения <text:s/>молекулярно-кинетической теории идеального газа. </text:p>
      <text:p text:style-name="P2"><text:span text:style-name="T7">Идеальный газ с точки зрения МКТ</text:span> — физическая модель, включающая в себя:</text:p>
      <text:list xml:id="list2908605061599122098" text:style-name="L1">
        <text:list-item>
          <text:p text:style-name="P3">молекулы газа — материальные точки</text:p>
        </text:list-item>
        <text:list-item>
          <text:p text:style-name="P3">молекулы хаотично и непрерывно двигаются, причем между столкновениями скорости не меняются</text:p>
        </text:list-item>
        <text:list-item>
          <text:p text:style-name="P3">столкновения носят упругий характер без потерь механической энергии</text:p>
        </text:list-item>
        <text:list-item>
          <text:p text:style-name="P3">силы взаимодействия между молекулами проявляются лишь при столкновении</text:p>
        </text:list-item>
      </text:list>
      <text:p text:style-name="P2">Движение молекул такого газа подчиняется законам Ньютона.</text:p>
      <text:p text:style-name="P5"><text:span text:style-name="T7">Давление ИГ</text:span> — скалярная физическая величина, численно равная отношению перпендикулярной поверхности силы действия молекул газа на поверхность, к площади поверхности.</text:p>
      <text:p text:style-name="P5"/>
      <text:p text:style-name="P4"><draw:g text:anchor-type="paragraph" draw:z-index="6" draw:name="Фигура1" draw:style-name="gr1"><draw:custom-shape draw:style-name="gr2" draw:text-style-name="P10" svg:width="0.237in" svg:height="1.0252in" svg:x="0.7937in" svg:y="0.0319in"><text:p/><draw:enhanced-geometry svg:viewBox="0 0 21600 21600" draw:type="rectangle" draw:enhanced-path="M 0 0 L 21600 0 21600 21600 0 21600 0 0 Z N"/></draw:custom-shape><draw:line draw:style-name="gr3" draw:text-style-name="P10" svg:x1="0.7941in" svg:y1="0.0701in" svg:x2="0.7941in" svg:y2="1.0547in"><text:p/></draw:line><draw:custom-shape draw:style-name="gr4" draw:text-style-name="P10" svg:width="0.2362in" svg:height="0.237in" svg:x="0.0102in" svg:y="0.4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0" svg:x1="0.1264in" svg:y1="0.5823in" svg:x2="0.5201in" svg:y2="0.5823in"><text:p/></draw:line><draw:frame draw:style-name="gr6" draw:text-style-name="P11" svg:width="0.226in" svg:height="0.2079in" svg:x="0.3646in" svg:y="0.3472in"><draw:image xlink:href="Pictures/2000001D00000236000002134D0E1406CDC7E631.svm" xlink:type="simple" xlink:show="embed" xlink:actuate="onLoad"><text:p/></draw:image></draw:frame><draw:custom-shape draw:style-name="gr7" draw:text-style-name="P10" svg:width="0.237in" svg:height="1.0252in" svg:x="0.7937in" svg:y="1.1736in"><text:p/><draw:enhanced-geometry svg:viewBox="0 0 21600 21600" draw:type="rectangle" draw:enhanced-path="M 0 0 L 21600 0 21600 21600 0 21600 0 0 Z N"/></draw:custom-shape><draw:line draw:style-name="gr3" draw:text-style-name="P10" svg:x1="0.7941in" svg:y1="1.2126in" svg:x2="0.7941in" svg:y2="2.1972in"><text:p/></draw:line><draw:custom-shape draw:style-name="gr4" draw:text-style-name="P10" svg:width="0.2362in" svg:height="0.237in" svg:x="0.4409in" svg:y="1.6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10" svg:x1="0.5602in" svg:y1="1.7642in" svg:x2="0.1665in" svg:y2="1.7642in"><text:p/></draw:line><draw:frame draw:style-name="gr6" draw:text-style-name="P11" svg:width="0.1724in" svg:height="0.1862in" svg:x="0.1528in" svg:y="1.5008in"><draw:image xlink:href="Pictures/20000016000001B2000001D4A109384160D077F6.svm" xlink:type="simple" xlink:show="embed" xlink:actuate="onLoad"><text:p/></draw:image></draw:frame></draw:g>Рассмотрим <text:span text:style-name="T5">газ в закрытом сосуде и одну молекулу, движущуюся в нем</text:span> <text:span text:style-name="T8">перпендикулярно стенке, </text:span>до и после столкновения. <text:s/><text:span text:style-name="T5">(</text:span><text:span text:style-name="T5"><draw:frame draw:style-name="fr1" draw:name="Объект3" text:anchor-type="as-char" svg:y="-0.1484in" svg:width="0.2547in" svg:height="0.2091in" draw:z-index="1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— масса одной молекулы,</text:span><text:span text:style-name="T5"><draw:frame draw:style-name="fr1" draw:name="Объект4" text:anchor-type="as-char" svg:y="-0.1484in" svg:width="0.2228in" svg:height="0.2091in" draw:z-index="1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</text:span><text:span text:style-name="T5">ее скорость до столкновения,</text:span><text:span text:style-name="T5"><draw:frame draw:style-name="fr1" draw:name="Объект21" text:anchor-type="as-char" svg:y="-0.1484in" svg:width="0.1709in" svg:height="0.1839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- после,</text:span><text:span text:style-name="T5"><draw:frame draw:style-name="fr1" draw:name="Объект22" text:anchor-type="as-char" svg:y="-0.1492in" svg:width="0.5953in" svg:height="0.2102in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">)</text:span></text:p>
      <text:p text:style-name="P2"><draw:frame draw:style-name="fr1" draw:name="Объект1" text:anchor-type="as-char" svg:y="-0.1484in" svg:width="3.0654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(</text:span><text:span text:style-name="T4">т. к. удар упругий, а стенка перпендикулярна вектору скорости)</text:span></text:p>
      <text:p text:style-name="P6">Тогда <text:span text:style-name="T8">для каждой молекулы проекция изменения импульса на ось, перпендикулярную стенке,</text:span><draw:frame draw:style-name="fr1" draw:name="Объект2" text:anchor-type="as-char" svg:y="-0.1484in" svg:width="1.0283in" svg:height="0.2091in" draw:z-index="1"><draw:object xlink:href="./Object 2" xlink:type="simple" xlink:show="embed" xlink:actuate="onLoad"/><draw:image xlink:href="./ObjectReplacements/Object 2" xlink:type="simple" xlink:show="embed" xlink:actuate="onLoad"/></draw:frame>, <text:span text:style-name="T8">следовательно, </text:span>проекция силы, с которой стенка действует на молекулу<draw:frame draw:style-name="fr1" draw:name="Объект5" text:anchor-type="as-char" svg:y="-0.2689in" svg:width="1.4083in" svg:height="0.4181in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(<text:span text:style-name="T1">II </text:span>закон Ньютона в импульсной форме). По <text:span text:style-name="T1">III </text:span>закону Ньютона <draw:frame draw:style-name="fr1" draw:name="Объект6" text:anchor-type="as-char" svg:y="-0.1484in" svg:width="0.7429in" svg:height="0.2091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">- </text:span><text:span text:style-name="T5">сила действия молекулы на стенку.</text:span></text:p>
      <text:p text:style-name="P7">Давление одной молекулы на стенку<draw:frame draw:style-name="fr1" draw:name="Объект7" text:anchor-type="as-char" svg:y="-0.2689in" svg:width="1.2681in" svg:height="0.4181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8">Рассмотрим цилиндр с площадью основания<draw:frame draw:style-name="fr1" draw:name="Объект9" text:anchor-type="as-char" svg:y="-0.1484in" svg:width="0.1744in" svg:height="0.1839in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1">, </text:span>длинной<draw:frame draw:style-name="fr1" draw:name="Объект8" text:anchor-type="as-char" svg:y="-0.1484in" svg:width="0.1299in" svg:height="0.1839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1">, </text:span>содержащий<text:span text:style-name="T1"><draw:frame draw:style-name="fr1" draw:name="Объект10" text:anchor-type="as-char" svg:y="-0.1484in" svg:width="0.2154in" svg:height="0.1839in" draw:z-index="7"><draw:object xlink:href="./Object 10" xlink:type="simple" xlink:show="embed" xlink:actuate="onLoad"/><draw:image xlink:href="./ObjectReplacements/Object 10" xlink:type="simple" xlink:show="embed" xlink:actuate="onLoad"/></draw:frame></text:span>молекул вещества. </text:p>
      <text:p text:style-name="P8"><text:span text:style-name="T9">Некоторая </text:span><text:span text:style-name="T1">i-</text:span>ая молекула движется со скоростью<draw:frame draw:style-name="fr1" draw:name="Объект11" text:anchor-type="as-char" svg:y="-0.1484in" svg:width="0.1965in" svg:height="0.2091in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. Усредним скорость всех молекул: <draw:frame draw:style-name="fr1" draw:name="Объект12" text:anchor-type="as-char" svg:y="-0.3311in" svg:width="1.1228in" svg:height="0.4807in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8">Теперь за время<draw:frame draw:style-name="fr1" draw:name="Объект13" text:anchor-type="as-char" svg:y="-0.1484in" svg:width="0.2283in" svg:height="0.1839in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каждая молекула проходит<draw:frame draw:style-name="fr1" draw:name="Объект14" text:anchor-type="as-char" svg:y="-0.1484in" svg:width="0.5602in" svg:height="0.1839in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1"><draw:frame draw:style-name="fr1" draw:name="Объект15" text:anchor-type="as-char" svg:y="-0.1484in" svg:width="1.5972in" svg:height="0.1839in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.</text:span></text:p>
      <text:p text:style-name="P8">Но из этого числа молекул<draw:frame draw:style-name="fr1" draw:name="Объект16" text:anchor-type="as-char" svg:y="-0.1291in" svg:width="0.1272in" svg:height="0.1634in" draw:z-index="13"><draw:object xlink:href="./Object 16" xlink:type="simple" xlink:show="embed" xlink:actuate="onLoad"/><draw:image xlink:href="./ObjectReplacements/Object 16" xlink:type="simple" xlink:show="embed" xlink:actuate="onLoad"/></draw:frame>движется к стенке и<draw:frame draw:style-name="fr1" draw:name="Объект17" text:anchor-type="as-char" svg:y="-0.1291in" svg:width="0.128in" svg:height="0.1634in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 <text:span text:style-name="T6">по оси Ох. Следовательно, давление всех молекул на стенку равно </text:span><text:s/><draw:frame draw:style-name="fr1" draw:name="Объект18" text:anchor-type="as-char" svg:y="-0.2925in" svg:width="2.8598in" svg:height="0.4417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9"><text:span text:style-name="T7">Основное уравнение МКТ</text:span> <draw:frame draw:style-name="fr1" draw:name="Объект19" text:anchor-type="as-char" svg:y="-0.2437in" svg:width="0.9398in" svg:height="0.3929in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Можно записать основное уравнение МКТ в виде<draw:frame draw:style-name="fr1" draw:name="Объект20" text:anchor-type="as-char" svg:y="-0.2437in" svg:width="0.7783in" svg:height="0.3929in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0642in" draw:rotation="450"/>
    <draw:hatch draw:name="Hatching_20_1" draw:display-name="Hatching 1" draw:style="single" draw:color="#000000" draw:distance="0.0642in" draw:rotation="450"/>
    <draw:hatch draw:name="Hatching_20_2" draw:display-name="Hatching 2" draw:style="single" draw:color="#000000" draw:distance="0.0114in" draw:rotation="450"/>
    <draw:hatch draw:name="Hatching_20_3" draw:display-name="Hatching 3" draw:style="single" draw:color="#000000" draw:distance="0.0205in" draw:rotation="4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291in" fo:margin-bottom="0.1516in" fo:margin-left="0.1563in" fo:margin-right="0.16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04:15.397000000</meta:creation-date>
    <dc:date>2018-01-02T14:48:17.296333478</dc:date>
    <meta:editing-duration>PT17M56S</meta:editing-duration>
    <meta:editing-cycles>6</meta:editing-cycles>
    <meta:generator>LibreOffice/4.3.3.2$Linux_x86 LibreOffice_project/430m0$Build-2</meta:generator>
    <meta:document-statistic meta:table-count="0" meta:image-count="0" meta:object-count="22" meta:page-count="1" meta:paragraph-count="19" meta:word-count="215" meta:character-count="1599" meta:non-whitespace-character-count="1397"/>
  </office:meta>
</office:document-meta>
</file>

<file path=Object 1/content.xml><?xml version="1.0" encoding="utf-8"?>
<math xmlns="http://www.w3.org/1998/Math/MathML" display="block">
  <semantics>
    <mrow>
      <mrow>
        <mover accent="true">
          <msub>
            <mi>p</mi>
            <mi>o</mi>
          </msub>
          <mo stretchy="false">⃗</mo>
        </mover>
        <mo stretchy="false">=</mo>
        <msub>
          <mi>m</mi>
          <mn>0</mn>
        </msub>
      </mrow>
      <mover accent="true">
        <msub>
          <mi>v</mi>
          <mn>0</mn>
        </msub>
        <mo stretchy="false">⃗</mo>
      </mover>
      <mspace width="2em"/>
      <mi>,</mi>
      <mspace width="2em"/>
      <mrow>
        <mover accent="true">
          <mi>p</mi>
          <mo stretchy="false">⃗</mo>
        </mover>
        <mo stretchy="false">=</mo>
        <msub>
          <mi>m</mi>
          <mn>0</mn>
        </msub>
      </mrow>
      <mover accent="true">
        <mi>v</mi>
        <mo stretchy="false">⃗</mo>
      </mover>
      <mspace width="2em"/>
      <mo stretchy="false">⇒</mo>
      <mspace width="2em"/>
      <mstyle mathsize="8pt">
        <mi mathvariant="normal">Δ</mi>
      </mstyle>
      <mrow>
        <mover accent="true">
          <mi>p</mi>
          <mo stretchy="false">⃗</mo>
        </mover>
        <mo stretchy="false">=</mo>
        <mrow>
          <mover accent="true">
            <mi>p</mi>
            <mo stretchy="false">⃗</mo>
          </mover>
          <mo stretchy="false">−</mo>
          <mover accent="true">
            <msub>
              <mi>p</mi>
              <mn>0</mn>
            </msub>
            <mo stretchy="false">⃗</mo>
          </mover>
        </mrow>
        <mo stretchy="false">=</mo>
        <mrow>
          <mo stretchy="false">−</mo>
          <mn>2</mn>
        </mrow>
      </mrow>
      <mover accent="true">
        <msub>
          <mi>p</mi>
          <mn>0</mn>
        </msub>
        <mo stretchy="false">⃗</mo>
      </mover>
    </mrow>
    <annotation encoding="StarMath 5.0">vec p_o =m_0 vec v_0~,~vec p = m_0 vec v ~  drarrow  ~ size 8{%iDELTA} vec p = vec p - vec p_0 = -2 vec p_0</annotation>
  </semantics>
</math>
</file>

<file path=Object 10/content.xml><?xml version="1.0" encoding="utf-8"?>
<math xmlns="http://www.w3.org/1998/Math/MathML" display="block">
  <semantics>
    <mi>N</mi>
    <annotation encoding="StarMath 5.0"> N </annotation>
  </semantics>
</math>
</file>

<file path=Object 11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12/content.xml><?xml version="1.0" encoding="utf-8"?>
<math xmlns="http://www.w3.org/1998/Math/MathML" display="block">
  <semantics>
    <mrow>
      <mover accent="true">
        <mi>v</mi>
        <mo>¯</mo>
      </mover>
      <mo stretchy="false">=</mo>
      <msub>
        <mi>v</mi>
        <mi mathvariant="italic">ср</mi>
      </msub>
      <mo stretchy="false">=</mo>
      <msqrt>
        <mfrac>
          <mrow>
            <mo stretchy="false">∑</mo>
            <msubsup>
              <mi>v</mi>
              <mi>i</mi>
              <mn>2</mn>
            </msubsup>
          </mrow>
          <mi>N</mi>
        </mfrac>
      </msqrt>
    </mrow>
    <annotation encoding="StarMath 5.0">overline { v } = v_ср = sqrt{{sum v_i ^2 } over N}  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 </annotation>
  </semantics>
</math>
</file>

<file path=Object 14/content.xml><?xml version="1.0" encoding="utf-8"?>
<math xmlns="http://www.w3.org/1998/Math/MathML" display="block">
  <semantics>
    <mrow>
      <mrow>
        <mi>l</mi>
        <mo stretchy="false">=</mo>
        <mrow>
          <mover accent="true">
            <mi>v</mi>
            <mo>¯</mo>
          </mover>
          <mo stretchy="false">⋅</mo>
          <mstyle mathsize="8pt">
            <mi mathvariant="normal">Δ</mi>
          </mstyle>
        </mrow>
      </mrow>
      <mi>t</mi>
    </mrow>
    <annotation encoding="StarMath 5.0">l = overline v cdot size 8{ %DELTA }t</annotation>
  </semantics>
</math>
</file>

<file path=Object 15/content.xml><?xml version="1.0" encoding="utf-8"?>
<math xmlns="http://www.w3.org/1998/Math/MathML" display="block">
  <semantics>
    <mrow>
      <mrow>
        <mi>N</mi>
        <mo stretchy="false">=</mo>
        <mi>n</mi>
      </mrow>
      <mrow>
        <mi>V</mi>
        <mo stretchy="false">=</mo>
        <mi>n</mi>
      </mrow>
      <mi>S</mi>
      <mrow>
        <mi>l</mi>
        <mo stretchy="false">=</mo>
        <mi>n</mi>
      </mrow>
      <mi>S</mi>
      <mover accent="true">
        <mi>v</mi>
        <mo>¯</mo>
      </mover>
      <mstyle mathsize="8pt">
        <mi mathvariant="normal">Δ</mi>
      </mstyle>
      <mi>t</mi>
    </mrow>
    <annotation encoding="StarMath 5.0"> N = n V = n S l = n S overline{v} size 8{ %DELTA }t</annotation>
  </semantics>
</math>
</file>

<file path=Object 16/content.xml><?xml version="1.0" encoding="utf-8"?>
<math xmlns="http://www.w3.org/1998/Math/MathML" display="block">
  <semantics>
    <mstyle mathsize="5pt">
      <mfrac>
        <mn>1</mn>
        <mn>2</mn>
      </mfrac>
    </mstyle>
    <annotation encoding="StarMath 5.0">size 5{ 1 over 2 }</annotation>
  </semantics>
</math>
</file>

<file path=Object 17/content.xml><?xml version="1.0" encoding="utf-8"?>
<math xmlns="http://www.w3.org/1998/Math/MathML" display="block">
  <semantics>
    <mstyle mathsize="5pt">
      <mfrac>
        <mn>1</mn>
        <mn>3</mn>
      </mfrac>
    </mstyle>
    <annotation encoding="StarMath 5.0">size 5{ 1 over 3 }</annotation>
  </semantics>
</math>
</file>

<file path=Object 18/content.xml><?xml version="1.0" encoding="utf-8"?>
<math xmlns="http://www.w3.org/1998/Math/MathML" display="block">
  <semantics>
    <mrow>
      <mrow>
        <msub>
          <mi>P</mi>
          <mi mathvariant="normal">Σ</mi>
        </msub>
        <mo stretchy="false">=</mo>
        <mfrac>
          <msub>
            <mi>F</mi>
            <mi mathvariant="normal">Σ</mi>
          </msub>
          <mi>S</mi>
        </mfrac>
        <mo stretchy="false">=</mo>
        <mfrac>
          <mrow>
            <mi>F</mi>
            <mo stretchy="false">⋅</mo>
            <msup>
              <mi>N</mi>
              <mi>'</mi>
            </msup>
          </mrow>
          <mi>S</mi>
        </mfrac>
        <mo stretchy="false">=</mo>
        <mrow>
          <mfrac>
            <mn>1</mn>
            <mn>6</mn>
          </mfrac>
          <mo stretchy="false">⋅</mo>
          <mfrac>
            <mrow>
              <mn>2</mn>
              <msub>
                <mi>m</mi>
                <mn>0</mn>
              </msub>
              <msup>
                <mover accent="true">
                  <mi>v</mi>
                  <mo>¯</mo>
                </mover>
                <mn>2</mn>
              </msup>
              <mi>n</mi>
              <mi>S</mi>
            </mrow>
            <mrow>
              <mi>S</mi>
              <mstyle mathsize="8pt">
                <mi mathvariant="normal">Δ</mi>
              </mstyle>
              <mi>t</mi>
            </mrow>
          </mfrac>
        </mrow>
        <mo stretchy="false">=</mo>
        <mrow>
          <mfrac>
            <mn>1</mn>
            <mn>3</mn>
          </mfrac>
          <mo stretchy="false">⋅</mo>
          <mi>n</mi>
        </mrow>
      </mrow>
      <msub>
        <mi>m</mi>
        <mn>0</mn>
      </msub>
      <msup>
        <mover accent="true">
          <mi>v</mi>
          <mo>¯</mo>
        </mover>
        <mn>2</mn>
      </msup>
    </mrow>
    <annotation encoding="StarMath 5.0">P_%SIGMA = F_ %SIGMA over S = { F cdot N^' }over S =1 over 6 cdot {{ 2 m_0 {overline v }^2 n S }over {  S size 8{%DELTA }t}} = 1 over 3 cdot n m_0 {overline v }^2</annotation>
  </semantics>
</math>
</file>

<file path=Object 19/content.xml><?xml version="1.0" encoding="utf-8"?>
<math xmlns="http://www.w3.org/1998/Math/MathML" display="block">
  <semantics>
    <mrow>
      <mrow>
        <mi>P</mi>
        <mo stretchy="false">=</mo>
        <mrow>
          <mfrac>
            <mn>1</mn>
            <mn>3</mn>
          </mfrac>
          <mo stretchy="false">⋅</mo>
          <mi>n</mi>
        </mrow>
      </mrow>
      <msub>
        <mi>m</mi>
        <mn>0</mn>
      </msub>
      <msup>
        <mover accent="true">
          <mi>v</mi>
          <mo>¯</mo>
        </mover>
        <mn>2</mn>
      </msup>
    </mrow>
    <annotation encoding="StarMath 5.0">P = 1 over 3 cdot n m_0 {overline v }^2</annotation>
  </semantics>
</math>
</file>

<file path=Object 2/content.xml><?xml version="1.0" encoding="utf-8"?>
<math xmlns="http://www.w3.org/1998/Math/MathML" display="block">
  <semantics>
    <mrow>
      <mstyle mathsize="8pt">
        <mi mathvariant="normal">Δ</mi>
      </mstyle>
      <mrow>
        <msub>
          <mi>p</mi>
          <mi>x</mi>
        </msub>
        <mo stretchy="false">=</mo>
        <mrow>
          <mo stretchy="false">−</mo>
          <mn>2</mn>
        </mrow>
      </mrow>
      <msub>
        <mi>m</mi>
        <mn>0</mn>
      </msub>
      <msub>
        <mi>v</mi>
        <mi>x</mi>
      </msub>
    </mrow>
    <annotation encoding="StarMath 5.0">size 8{%DELTA}p_x = -2 m_0 v_x 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row>
          <mfrac>
            <mn>2</mn>
            <mn>3</mn>
          </mfrac>
          <mo stretchy="false">⋅</mo>
          <mi>n</mi>
        </mrow>
      </mrow>
      <mover accent="true">
        <msub>
          <mi>E</mi>
          <mi>k</mi>
        </msub>
        <mo>¯</mo>
      </mover>
    </mrow>
    <annotation encoding="StarMath 5.0">P = 2 over 3 cdot n overline{ E_k }</annotation>
  </semantics>
</math>
</file>

<file path=Object 21/content.xml><?xml version="1.0" encoding="utf-8"?>
<math xmlns="http://www.w3.org/1998/Math/MathML" display="block">
  <semantics>
    <mover accent="true">
      <mi>v</mi>
      <mo stretchy="false">⃗</mo>
    </mover>
    <annotation encoding="StarMath 5.0">{ vec v }</annotation>
  </semantics>
</math>
</file>

<file path=Object 22/content.xml><?xml version="1.0" encoding="utf-8"?>
<math xmlns="http://www.w3.org/1998/Math/MathML" display="block">
  <semantics>
    <mrow>
      <mrow>
        <mo fence="true" stretchy="true">|</mo>
        <mrow>
          <msub>
            <mover accent="true">
              <mi>v</mi>
              <mo stretchy="false">⃗</mo>
            </mover>
            <mn>0</mn>
          </msub>
        </mrow>
        <mo fence="true" stretchy="true">|</mo>
      </mrow>
      <mo stretchy="false">=</mo>
      <mrow>
        <mo fence="true" stretchy="true">|</mo>
        <mrow>
          <mover accent="true">
            <mi>v</mi>
            <mo stretchy="false">⃗</mo>
          </mover>
        </mrow>
        <mo fence="true" stretchy="true">|</mo>
      </mrow>
    </mrow>
    <annotation encoding="StarMath 5.0">abs{{ vec v }_0}=abs{  vec v  }</annotation>
  </semantics>
</math>
</file>

<file path=Object 3/content.xml><?xml version="1.0" encoding="utf-8"?>
<math xmlns="http://www.w3.org/1998/Math/MathML" display="block">
  <semantics>
    <msub>
      <mi>m</mi>
      <mn>0</mn>
    </msub>
    <annotation encoding="StarMath 5.0"> m_0 </annotation>
  </semantics>
</math>
</file>

<file path=Object 4/content.xml><?xml version="1.0" encoding="utf-8"?>
<math xmlns="http://www.w3.org/1998/Math/MathML" display="block">
  <semantics>
    <msub>
      <mover accent="true">
        <mi>v</mi>
        <mo stretchy="false">⃗</mo>
      </mover>
      <mn>0</mn>
    </msub>
    <annotation encoding="StarMath 5.0">{ vec v }_0</annotation>
  </semantics>
</math>
</file>

<file path=Object 5/content.xml><?xml version="1.0" encoding="utf-8"?>
<math xmlns="http://www.w3.org/1998/Math/MathML" display="block">
  <semantics>
    <mrow>
      <msub>
        <mi>F</mi>
        <mi>x</mi>
      </msub>
      <mo stretchy="false">=</mo>
      <mfrac>
        <mrow>
          <mstyle mathsize="8pt">
            <mi mathvariant="normal">Δ</mi>
          </mstyle>
          <msub>
            <mi>p</mi>
            <mi>x</mi>
          </msub>
        </mrow>
        <mrow>
          <mstyle mathsize="8pt">
            <mi mathvariant="normal">Δ</mi>
          </mstyle>
          <mi>t</mi>
        </mrow>
      </mfrac>
      <mo stretchy="false">=</mo>
      <mfrac>
        <mrow>
          <mrow>
            <mo stretchy="false">−</mo>
            <mn>2</mn>
          </mrow>
          <msub>
            <mi>m</mi>
            <mn>0</mn>
          </msub>
          <msub>
            <mi>v</mi>
            <mi>x</mi>
          </msub>
        </mrow>
        <mrow>
          <mstyle mathsize="8pt">
            <mi mathvariant="normal">Δ</mi>
          </mstyle>
          <mi>t</mi>
        </mrow>
      </mfrac>
    </mrow>
    <annotation encoding="StarMath 5.0">F_x = { size 8{%DELTA }p_x } over {size 8{%DELTA }t} = { -2 m_0 v_x } over {size 8{%DELTA }t}</annotation>
  </semantics>
</math>
</file>

<file path=Object 6/content.xml><?xml version="1.0" encoding="utf-8"?>
<math xmlns="http://www.w3.org/1998/Math/MathML" display="block">
  <semantics>
    <mrow>
      <msub>
        <mi>F</mi>
        <mrow>
          <mspace width="0.5em"/>
          <mo stretchy="false">⊥</mo>
          <mspace width="0.5em"/>
        </mrow>
      </msub>
      <mo stretchy="false">=</mo>
      <mrow>
        <mo stretchy="false">−</mo>
        <msub>
          <mi>F</mi>
          <mi>x</mi>
        </msub>
      </mrow>
    </mrow>
    <annotation encoding="StarMath 5.0">F _{ `ortho `} = - F_x
</annotation>
  </semantics>
</math>
</file>

<file path=Object 7/content.xml><?xml version="1.0" encoding="utf-8"?>
<math xmlns="http://www.w3.org/1998/Math/MathML" display="block">
  <semantics>
    <mrow>
      <msub>
        <mi>P</mi>
        <mn>0</mn>
      </msub>
      <munder>
        <mo stretchy="false">=</mo>
        <mi mathvariant="italic">det</mi>
      </munder>
      <mfrac>
        <msub>
          <mi>F</mi>
          <mrow>
            <mspace width="0.5em"/>
            <mo stretchy="false">⊥</mo>
            <mspace width="0.5em"/>
          </mrow>
        </msub>
        <mi>S</mi>
      </mfrac>
      <mo stretchy="false">=</mo>
      <mfrac>
        <mrow>
          <mn>2</mn>
          <msub>
            <mi>m</mi>
            <mn>0</mn>
          </msub>
          <msub>
            <mi>v</mi>
            <mi>x</mi>
          </msub>
        </mrow>
        <mrow>
          <mstyle mathsize="8pt">
            <mi mathvariant="normal">Δ</mi>
          </mstyle>
          <mi>t</mi>
          <mi>S</mi>
        </mrow>
      </mfrac>
    </mrow>
    <annotation encoding="StarMath 5.0">P_0 =  csub{det}  F_{ `  ortho ` } over S = { 2 m_0 v_x }over{ size 8{%DELTA }t S }</annotation>
  </semantics>
</math>
</file>

<file path=Object 8/content.xml><?xml version="1.0" encoding="utf-8"?>
<math xmlns="http://www.w3.org/1998/Math/MathML" display="block">
  <semantics>
    <mi>l</mi>
    <annotation encoding="StarMath 5.0"> l</annotation>
  </semantics>
</math>
</file>

<file path=Object 9/content.xml><?xml version="1.0" encoding="utf-8"?>
<math xmlns="http://www.w3.org/1998/Math/MathML" display="block">
  <semantics>
    <mi>S</mi>
    <annotation encoding="StarMath 5.0"> S</annotation>
  </semantics>
</math>
</file>